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3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9cm" fo:margin-left="-0.185cm" table:align="left" style:writing-mode="lr-tb"/>
    </style:style>
    <style:style style:name="Tabla4.A" style:family="table-column">
      <style:table-column-properties style:column-width="0.893cm"/>
    </style:style>
    <style:style style:name="Tabla4.B" style:family="table-column">
      <style:table-column-properties style:column-width="6.708cm"/>
    </style:style>
    <style:style style:name="Tabla4.C" style:family="table-column">
      <style:table-column-properties style:column-width="0.926cm"/>
    </style:style>
    <style:style style:name="Tabla4.D" style:family="table-column">
      <style:table-column-properties style:column-width="6.86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fd204" officeooo:paragraph-rsid="000fd204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81b0f" officeooo:paragraph-rsid="00181b0f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d3443" officeooo:paragraph-rsid="000d3443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e326e" officeooo:paragraph-rsid="000e326e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e8f34" officeooo:paragraph-rsid="000e8f34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fd204" officeooo:paragraph-rsid="000fd204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6ae4" officeooo:paragraph-rsid="00156ae4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6ae4" officeooo:paragraph-rsid="00156ae4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250a" officeooo:paragraph-rsid="0016250a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250a" officeooo:paragraph-rsid="0016250a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a279" officeooo:paragraph-rsid="0016a279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a279" officeooo:paragraph-rsid="0016a279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1b0f" officeooo:paragraph-rsid="00181b0f" style:font-weight-asian="bold" style:font-name-complex="Arial"/>
    </style:style>
    <style:style style:name="P20" style:family="paragraph" style:parent-style-name="Standard"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a5ae" officeooo:paragraph-rsid="0010a5ae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e4e9" officeooo:paragraph-rsid="0011e4e9" style:font-size-asian="12pt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c901" officeooo:paragraph-rsid="0013c901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3c901" officeooo:paragraph-rsid="0013c901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881" officeooo:paragraph-rsid="0014f881" style:font-size-asian="12pt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4f881" officeooo:paragraph-rsid="0014f881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6ae4" officeooo:paragraph-rsid="00156ae4" style:font-size-asian="12pt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56ae4" officeooo:paragraph-rsid="00156ae4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250a" officeooo:paragraph-rsid="0016250a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a279" officeooo:paragraph-rsid="0016a279" style:font-size-asian="12pt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6a279" officeooo:paragraph-rsid="0016a279" style:font-size-asian="12pt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officeooo:rsid="0019ab3b" officeooo:paragraph-rsid="00199aed" style:font-name-complex="Arial"/>
    </style:style>
    <style:style style:name="T1" style:family="text">
      <style:text-properties officeooo:rsid="000bf27e"/>
    </style:style>
    <style:style style:name="T2" style:family="text">
      <style:text-properties officeooo:rsid="0011e4e9"/>
    </style:style>
    <style:style style:name="T3" style:family="text">
      <style:text-properties officeooo:rsid="00129f08"/>
    </style:style>
    <style:style style:name="T4" style:family="text">
      <style:text-properties officeooo:rsid="00199aed"/>
    </style:style>
    <style:style style:name="T5" style:family="text">
      <style:text-properties officeooo:rsid="001a2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<text:span text:style-name="T1">Cancelar r</text:span>eserva paquete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6">CU_4.<text:span text:style-name="T4">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, <text:span text:style-name="T5">Cliente registrado </text:span>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1">Debe existir una reserv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1">La reserva del paquete turístico queda elimin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2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Propósito</text:p>
          </table:table-cell>
        </table:table-row>
        <table:table-row table:style-name="Tabla2.1">
          <table:table-cell table:style-name="Tabla2.A2" office:value-type="string">
            <text:p text:style-name="P23">El Cliente puede <text:span text:style-name="T2">cancelar</text:span> una reserva de un paquete si lo estima oportuno</text:p>
          </table:table-cell>
        </table:table-row>
      </table:table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Resumen</text:p>
          </table:table-cell>
        </table:table-row>
        <table:table-row table:style-name="Tabla3.2">
          <table:table-cell table:style-name="Tabla3.A2" office:value-type="string">
            <text:p text:style-name="P24">El Cliente indica al Agente que desea cancelar una reserva, <text:span text:style-name="T3">el Agente solicita el nombre de la reserva y lo introduce en el sistema. El sistema busca dicha reserva y una ve encontrada informa la Agente. El Agente indica al sistema que elimine la reserva. El sistema elimina la reserva del paquete turístico.</text:span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0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7">1</text:p>
          </table:table-cell>
          <table:table-cell table:style-name="Tabla4.B2" office:value-type="string">
            <text:p text:style-name="P28">Cliente: Solicita cancelar una reserva al Agente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9">2</text:p>
          </table:table-cell>
          <table:table-cell table:style-name="Tabla4.B3" office:value-type="string">
            <text:p text:style-name="P30">Agente: Pide al Cliente el nombre de la reserva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30">Cliente: Proporciona el nombre de la reserva al Agente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1">4</text:p>
          </table:table-cell>
          <table:table-cell table:style-name="Tabla4.B5" office:value-type="string">
            <text:p text:style-name="P32">Agente: Introduce el nombre en el sistema</text:p>
          </table:table-cell>
          <table:table-cell table:style-name="Tabla4.C5" office:value-type="string">
            <text:p text:style-name="P13">5</text:p>
          </table:table-cell>
          <table:table-cell table:style-name="Tabla4.D5" office:value-type="string">
            <text:p text:style-name="P14">Busca la reserva del paquete introducida</text:p>
          </table:table-cell>
        </table:table-row>
        <table:table-row table:style-name="Tabla4.1">
          <table:table-cell table:style-name="Tabla4.A6" office:value-type="string">
            <text:p text:style-name="P33"/>
          </table:table-cell>
          <table:table-cell table:style-name="Tabla4.B6" office:value-type="string">
            <text:p text:style-name="P26"/>
          </table:table-cell>
          <table:table-cell table:style-name="Tabla4.C6" office:value-type="string">
            <text:p text:style-name="P15">6</text:p>
          </table:table-cell>
          <table:table-cell table:style-name="Tabla4.D6" office:value-type="string">
            <text:p text:style-name="P16">Informa al Agente de que ha encontrado la reserva</text:p>
          </table:table-cell>
        </table:table-row>
        <table:table-row table:style-name="Tabla4.1">
          <table:table-cell table:style-name="Tabla4.A7" office:value-type="string">
            <text:p text:style-name="P34">7</text:p>
          </table:table-cell>
          <table:table-cell table:style-name="Tabla4.B7" office:value-type="string">
            <text:p text:style-name="P35">Agente: Indica al sistema que cancele la reserva</text:p>
          </table:table-cell>
          <table:table-cell table:style-name="Tabla4.C7" office:value-type="string">
            <text:p text:style-name="P17">8</text:p>
          </table:table-cell>
          <table:table-cell table:style-name="Tabla4.D7" office:value-type="string">
            <text:p text:style-name="P18">Elimina la reserva del paquete</text:p>
          </table:table-cell>
        </table:table-row>
        <table:table-row table:style-name="Tabla4.1">
          <table:table-cell table:style-name="Tabla4.A8" office:value-type="string">
            <text:p text:style-name="P25"/>
          </table:table-cell>
          <table:table-cell table:style-name="Tabla4.B8" office:value-type="string">
            <text:p text:style-name="P26"/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5"/>
          </table:table-cell>
          <table:table-cell table:style-name="Tabla4.B9" office:value-type="string">
            <text:p text:style-name="P26"/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5"/>
          </table:table-cell>
          <table:table-cell table:style-name="Tabla4.B10" office:value-type="string">
            <text:p text:style-name="P26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5"/>
          </table:table-cell>
          <table:table-cell table:style-name="Tabla4.B11" office:value-type="string">
            <text:p text:style-name="P26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0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5"/>
          </table:table-cell>
          <table:table-cell table:style-name="Tabla5.B2" office:value-type="string">
            <text:p text:style-name="P26"/>
          </table:table-cell>
        </table:table-row>
        <table:table-row table:style-name="Tabla5.1">
          <table:table-cell table:style-name="Tabla5.A3" office:value-type="string">
            <text:p text:style-name="P25"/>
          </table:table-cell>
          <table:table-cell table:style-name="Tabla5.B3" office:value-type="string">
            <text:p text:style-name="P26"/>
          </table:table-cell>
        </table:table-row>
        <table:table-row table:style-name="Tabla5.1">
          <table:table-cell table:style-name="Tabla5.A4" office:value-type="string">
            <text:p text:style-name="P25"/>
          </table:table-cell>
          <table:table-cell table:style-name="Tabla5.B4" office:value-type="string">
            <text:p text:style-name="P26"/>
          </table:table-cell>
        </table:table-row>
      </table:table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0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9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9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2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Comentarios</text:p>
          </table:table-cell>
        </table:table-row>
        <table:table-row table:style-name="Tabla7.2">
          <table:table-cell table:style-name="Tabla7.A2" office:value-type="string">
            <text:p text:style-name="P22"/>
          </table:table-cell>
        </table:table-row>
      </table:table>
      <text:p text:style-name="P2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5:27.420220497</dc:date>
    <meta:editing-cycles>19</meta:editing-cycles>
    <meta:editing-duration>PT20M50S</meta:editing-duration>
    <meta:generator>LibreOffice/6.0.7.3$Linux_X86_64 LibreOffice_project/00m0$Build-3</meta:generator>
    <meta:document-statistic meta:table-count="7" meta:image-count="0" meta:object-count="0" meta:page-count="2" meta:paragraph-count="54" meta:word-count="199" meta:character-count="1204" meta:non-whitespace-character-count="1059"/>
  </office:meta>
</office:document-meta>
</file>